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e8cb" draw:textarea-horizontal-align="justify" draw:textarea-vertical-align="middle" draw:auto-grow-height="false" fo:min-height="1.25cm" fo:min-width="3.5cm"/>
      <style:paragraph-properties style:writing-mode="lr-tb"/>
    </style:style>
    <style:style style:name="gr2" style:family="graphic" style:parent-style-name="standard">
      <style:graphic-properties svg:stroke-color="#000000" draw:fill-color="#ffdbb6" draw:textarea-horizontal-align="justify" draw:textarea-vertical-align="middle" draw:auto-grow-height="false" fo:min-height="3.75cm" fo:min-width="1.25cm"/>
      <style:paragraph-properties style:writing-mode="lr-tb"/>
    </style:style>
    <style:style style:name="gr3" style:family="graphic" style:parent-style-name="standard">
      <style:graphic-properties svg:stroke-color="#000000" draw:fill-color="#e0c2cd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svg:stroke-color="#000000" draw:fill-color="#e0c2cd" draw:textarea-horizontal-align="justify" draw:textarea-vertical-align="middle" draw:auto-grow-height="false" fo:min-height="1.5cm" fo:min-width="4cm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25cm" fo:min-width="4cm"/>
      <style:paragraph-properties style:writing-mode="lr-tb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3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svg:stroke-color="#000000" draw:marker-start="Arrowheads_20_2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svg:stroke-color="#000000" draw:marker-start="Arrowheads_20_2" draw:marker-start-width="0.3cm" draw:marker-end="Arrowheads_20_2" draw:marker-end-width="0.3cm" draw:textarea-vertical-align="middle"/>
      <style:paragraph-properties style:writing-mode="lr-tb"/>
    </style:style>
    <style:style style:name="gr10" style:family="graphic" style:parent-style-name="standard">
      <style:graphic-properties svg:stroke-color="#000000" draw:marker-start="Arrowheads_20_2" draw:marker-start-width="0.3cm" draw:marker-end="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4.25cm"/>
      <style:paragraph-properties style:writing-mode="lr-tb"/>
    </style:style>
    <style:style style:name="gr15" style:family="graphic" style:parent-style-name="standard">
      <style:graphic-properties svg:stroke-color="#000000" draw:fill-color="#b4c7dc" draw:textarea-horizontal-align="justify" draw:textarea-vertical-align="middle" draw:auto-grow-height="false" fo:min-height="2cm" fo:min-width="3.75cm"/>
      <style:paragraph-properties style:writing-mode="lr-tb"/>
    </style:style>
    <style:style style:name="gr16" style:family="graphic" style:parent-style-name="standard">
      <style:graphic-properties svg:stroke-color="#000000" draw:fill-color="#b4c7dc" draw:textarea-horizontal-align="justify" draw:textarea-vertical-align="middle" draw:auto-grow-height="false" fo:min-height="1.75cm" fo:min-width="3.75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7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3.75cm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2.75cm"/>
      <style:paragraph-properties style:writing-mode="lr-tb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0.75cm" fo:min-width="2.75cm"/>
      <style:paragraph-properties style:writing-mode="lr-tb"/>
    </style:style>
    <style:style style:name="gr21" style:family="graphic" style:parent-style-name="standard">
      <style:graphic-properties svg:stroke-color="#000000" draw:fill-color="#ec9ba4" draw:textarea-horizontal-align="justify" draw:textarea-vertical-align="middle" draw:auto-grow-height="false" fo:min-height="1.75cm" fo:min-width="3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673cm"/>
      <style:paragraph-properties style:writing-mode="lr-tb"/>
    </style:style>
    <style:style style:name="gr23" style:family="graphic" style:parent-style-name="standard">
      <style:graphic-properties svg:stroke-color="#000000" draw:fill-color="#e0c2cd" draw:textarea-horizontal-align="justify" draw:textarea-vertical-align="middle" draw:auto-grow-height="false" fo:min-height="0.75cm" fo:min-width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5" style:family="graphic" style:parent-style-name="standard">
      <style:graphic-properties svg:stroke-color="#000000" draw:fill-color="#ec9ba4" draw:textarea-horizontal-align="justify" draw:textarea-vertical-align="middle" draw:auto-grow-height="false" fo:min-height="0.75cm" fo:min-width="2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09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dbb6" draw:textarea-horizontal-align="justify" draw:textarea-vertical-align="middle" draw:auto-grow-height="false" fo:min-height="0.75cm" fo:min-width="2.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dde8cb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dbb6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e0c2cd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b4c7dc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ec9ba4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paragraph-properties fo:text-align="center"/>
      <style:text-properties fo:font-size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1.5cm" svg:x="17cm" svg:y="7.501cm">
          <text:p text:style-name="P1"><text:span text:style-name="T1">Trading Engin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4cm" svg:x="1.5cm" svg:y="7.751cm">
          <text:p text:style-name="P1"><text:span text:style-name="T1">REST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1.5cm" svg:x="8.25cm" svg:y="10.251cm">
          <text:p text:style-name="P1"><text:span text:style-name="T1">Shared Cache</text:span></text:p>
          <text:p text:style-name="P1"><text:span text:style-name="T1">(Redis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1.75cm" svg:x="8.25cm" svg:y="7.251cm">
          <text:p text:style-name="P1"><text:span text:style-name="T1">Message Bus</text:span></text:p>
          <text:p text:style-name="P1"><text:span text:style-name="T1">(Redis Pub/Su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cm" svg:x="17cm" svg:y="10.251cm">
          <text:p text:style-name="P1"><text:span text:style-name="T1">Trading Engine 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5cm" svg:height="1.5cm" svg:x="8.25cm" svg:y="13.501cm">
          <text:p text:style-name="P1"><text:span text:style-name="T1">Monitor</text:span></text:p>
          <text:p text:style-name="P1"><text:span text:style-name="T1">(Email Alerts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.5cm" svg:x="23.974cm" svg:y="7.399cm">
          <text:p text:style-name="P1"><text:span text:style-name="T1">Market 1 (Cryptocurrency Exchange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.5cm" svg:x="24cm" svg:y="10.251cm">
          <text:p text:style-name="P1"><text:span text:style-name="T1">Market N (Cryptocurrency Exchance)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75cm" svg:height="1.673cm" svg:x="25.75cm" svg:y="8.751cm">
          <draw:text-box>
            <text:p text:style-name="P7">.</text:p>
            <text:p text:style-name="P7">.</text:p>
            <text:p text:style-name="P7">.</text:p>
          </draw:text-box>
        </draw:frame>
        <draw:frame draw:style-name="gr7" draw:text-style-name="P8" draw:layer="layout" svg:width="0.75cm" svg:height="1.673cm" svg:x="18.75cm" svg:y="8.828cm">
          <draw:text-box>
            <text:p text:style-name="P7">.</text:p>
            <text:p text:style-name="P7">.</text:p>
            <text:p text:style-name="P7">.</text:p>
          </draw:text-box>
        </draw:frame>
        <draw:line draw:style-name="gr8" draw:text-style-name="P9" draw:layer="layout" svg:x1="21cm" svg:y1="8.251cm" svg:x2="24cm" svg:y2="8.251cm">
          <text:p/>
        </draw:line>
        <draw:line draw:style-name="gr8" draw:text-style-name="P9" draw:layer="layout" svg:x1="21cm" svg:y1="11.251cm" svg:x2="24cm" svg:y2="11.251cm">
          <text:p/>
        </draw:line>
        <draw:line draw:style-name="gr8" draw:text-style-name="P9" draw:layer="layout" svg:x1="21cm" svg:y1="10.751cm" svg:x2="24cm" svg:y2="8.501cm">
          <text:p/>
        </draw:line>
        <draw:line draw:style-name="gr9" draw:text-style-name="P1" draw:layer="layout" svg:x1="12.775cm" svg:y1="7.976cm" svg:x2="17cm" svg:y2="8.001cm">
          <text:p/>
        </draw:line>
        <draw:line draw:style-name="gr10" draw:text-style-name="P9" draw:layer="layout" svg:x1="12.75cm" svg:y1="10.751cm" svg:x2="17cm" svg:y2="8.751cm">
          <text:p/>
        </draw:line>
        <draw:line draw:style-name="gr10" draw:text-style-name="P9" draw:layer="layout" svg:x1="12.75cm" svg:y1="11.251cm" svg:x2="17cm" svg:y2="11.251cm">
          <text:p/>
        </draw:line>
        <draw:line draw:style-name="gr8" draw:text-style-name="P9" draw:layer="layout" svg:x1="12.75cm" svg:y1="8.751cm" svg:x2="17cm" svg:y2="10.751cm">
          <text:p/>
        </draw:line>
        <draw:line draw:style-name="gr9" draw:text-style-name="P1" draw:layer="layout" svg:x1="3.25cm" svg:y1="9.251cm" svg:x2="8.25cm" svg:y2="8.251cm">
          <text:p/>
        </draw:line>
        <draw:frame draw:style-name="gr11" draw:text-style-name="P10" draw:layer="layout" svg:width="5cm" svg:height="1.039cm" svg:x="12.5cm" svg:y="6.962cm">
          <draw:text-box>
            <text:p text:style-name="P1"><text:span text:style-name="T1">Engine command </text:span></text:p>
            <text:p text:style-name="P1"><text:span text:style-name="T1">requests &amp; responses</text:span></text:p>
          </draw:text-box>
        </draw:frame>
        <draw:frame draw:style-name="gr11" draw:text-style-name="P10" draw:layer="layout" svg:width="5cm" svg:height="1.039cm" svg:x="12.5cm" svg:y="11.251cm">
          <draw:text-box>
            <text:p text:style-name="P1"><text:span text:style-name="T1">Runtime state</text:span></text:p>
            <text:p text:style-name="P1"><text:span text:style-name="T1">updates</text:span></text:p>
          </draw:text-box>
        </draw:frame>
        <draw:line draw:style-name="gr9" draw:text-style-name="P1" draw:layer="layout" svg:x1="3.25cm" svg:y1="10.251cm" svg:x2="8.25cm" svg:y2="11.251cm">
          <text:p/>
        </draw:line>
        <draw:line draw:style-name="gr9" draw:text-style-name="P1" draw:layer="layout" svg:x1="10.5cm" svg:y1="11.751cm" svg:x2="10.5cm" svg:y2="13.501cm">
          <text:p/>
        </draw:line>
        <draw:frame draw:style-name="gr12" draw:text-style-name="P10" draw:layer="layout" svg:width="3.5cm" svg:height="1.039cm" svg:x="10cm" svg:y="12.212cm">
          <draw:text-box>
            <text:p text:style-name="P1"><text:span text:style-name="T1">Runtime state queries</text:span></text:p>
          </draw:text-box>
        </draw:frame>
        <draw:frame draw:style-name="gr11" draw:text-style-name="P10" draw:layer="layout" svg:width="5cm" svg:height="1.039cm" svg:x="3cm" svg:y="7.501cm">
          <draw:text-box>
            <text:p text:style-name="P1"><text:span text:style-name="T1">Engine command</text:span></text:p>
            <text:p text:style-name="P1"><text:span text:style-name="T1">requests &amp; responses</text:span></text:p>
          </draw:text-box>
        </draw:frame>
        <draw:frame draw:style-name="gr11" draw:text-style-name="P10" draw:layer="layout" svg:width="3.5cm" svg:height="1.039cm" svg:x="3.75cm" svg:y="10.962cm">
          <draw:text-box>
            <text:p text:style-name="P1"><text:span text:style-name="T1">Runtime state queries</text:span></text:p>
          </draw:text-box>
        </draw:frame>
        <draw:frame draw:style-name="gr13" draw:text-style-name="P10" draw:layer="layout" svg:width="5cm" svg:height="1.039cm" svg:x="20cm" svg:y="11.251cm">
          <draw:text-box>
            <text:p text:style-name="P1"><text:span text:style-name="T1">Market events</text:span></text:p>
            <text:p text:style-name="P1"><text:span text:style-name="T1">&amp; trades</text:span></text:p>
          </draw:text-box>
        </draw:frame>
      </draw:page>
      <draw:page draw:name="page2" draw:style-name="dp1" draw:master-page-name="Default">
        <draw:custom-shape draw:style-name="gr14" draw:text-style-name="P11" draw:layer="layout" svg:width="4.75cm" svg:height="4cm" svg:x="12.25cm" svg:y="3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25cm" svg:height="2.25cm" svg:x="20.5cm" svg:y="4cm">
          <text:p text:style-name="P1"><text:span text:style-name="T1">Currency Pair 1 (Cryptocurrency Exchange A)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7cm" svg:y1="5.25cm" svg:x2="20.5cm" svg:y2="5.25cm">
          <text:p/>
        </draw:line>
        <draw:line draw:style-name="gr8" draw:text-style-name="P9" draw:layer="layout" svg:x1="17cm" svg:y1="9.5cm" svg:x2="20.5cm" svg:y2="9.5cm">
          <text:p/>
        </draw:line>
        <draw:custom-shape draw:style-name="gr16" draw:text-style-name="P5" draw:layer="layout" svg:width="4.25cm" svg:height="2cm" svg:x="20.5cm" svg:y="8.5cm">
          <text:p text:style-name="P1"><text:span text:style-name="T1">Currency Pair 2 (Cryptocurrency Exchange A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25cm" svg:height="1cm" svg:x="13cm" svg:y="5cm">
          <text:p text:style-name="P1"><text:span text:style-name="T1">Order Book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25cm" svg:height="4cm" svg:x="4.5cm" svg:y="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5cm" svg:height="1cm" svg:x="5cm" svg:y="5.75cm">
          <text:p text:style-name="P1"><text:span text:style-name="T1">Trading Algo α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25cm" svg:height="1cm" svg:x="13cm" svg:y="6cm">
          <text:p text:style-name="P1"><text:span text:style-name="T1">Market Client A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4.25cm" svg:height="2cm" svg:x="20.5cm" svg:y="14cm">
          <text:p text:style-name="P1"><text:span text:style-name="T1">Currency Pair N (Cryptocurrency Exchange N)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7cm" svg:y1="15cm" svg:x2="20.5cm" svg:y2="15cm">
          <text:p/>
        </draw:line>
        <draw:frame draw:style-name="gr22" draw:text-style-name="P8" draw:layer="layout" svg:width="0.75cm" svg:height="3.009cm" svg:x="22.25cm" svg:y="10.741cm">
          <draw:text-box>
            <text:p text:style-name="P7">.</text:p>
            <text:p text:style-name="P7">.</text:p>
            <text:p text:style-name="P7">.</text:p>
            <text:p text:style-name="P7">.</text:p>
            <text:p text:style-name="P7">.</text:p>
            <text:p text:style-name="P7">.</text:p>
            <text:p text:style-name="P7">.</text:p>
          </draw:text-box>
        </draw:frame>
        <draw:custom-shape draw:style-name="gr23" draw:text-style-name="P4" draw:layer="layout" svg:width="3.25cm" svg:height="1cm" svg:x="13cm" svg:y="4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4.75cm" svg:height="0.75cm" svg:x="12.25cm" svg:y="3.25cm">
          <draw:text-box>
            <text:p text:style-name="P13">Market 1</text:p>
          </draw:text-box>
        </draw:frame>
        <draw:custom-shape draw:style-name="gr14" draw:text-style-name="P11" draw:layer="layout" svg:width="4.75cm" svg:height="4cm" svg:x="12.25cm" svg:y="7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25cm" svg:height="1cm" svg:x="13cm" svg:y="9.5cm">
          <text:p text:style-name="P1"><text:span text:style-name="T1">Order Book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25cm" svg:height="1cm" svg:x="13cm" svg:y="10.5cm">
          <text:p text:style-name="P1"><text:span text:style-name="T1">Market Client A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25cm" svg:height="1cm" svg:x="13cm" svg:y="8.5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4.75cm" svg:height="0.75cm" svg:x="12.25cm" svg:y="7.75cm">
          <draw:text-box>
            <text:p text:style-name="P13">Market 2</text:p>
          </draw:text-box>
        </draw:frame>
        <draw:custom-shape draw:style-name="gr14" draw:text-style-name="P11" draw:layer="layout" svg:width="4.75cm" svg:height="4cm" svg:x="12.25cm" svg:y="1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25cm" svg:height="1cm" svg:x="13cm" svg:y="15cm">
          <text:p text:style-name="P1"><text:span text:style-name="T1">Order Book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25cm" svg:height="1cm" svg:x="13cm" svg:y="16cm">
          <text:p text:style-name="P1"><text:span text:style-name="T1">Market Client 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25cm" svg:height="1cm" svg:x="13cm" svg:y="14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75cm" svg:height="0.75cm" svg:x="12.25cm" svg:y="13.25cm">
          <draw:text-box>
            <text:p text:style-name="P13">Market N</text:p>
          </draw:text-box>
        </draw:frame>
        <draw:frame draw:style-name="gr26" draw:text-style-name="P8" draw:layer="layout" svg:width="0.75cm" svg:height="1.827cm" svg:x="14.5cm" svg:y="11.673cm">
          <draw:text-box>
            <text:p text:style-name="P7">.</text:p>
            <text:p text:style-name="P7">.</text:p>
            <text:p text:style-name="P7">.</text:p>
            <text:p text:style-name="P7"/>
          </draw:text-box>
        </draw:frame>
        <draw:custom-shape draw:style-name="gr23" draw:text-style-name="P4" draw:layer="layout" svg:width="3.25cm" svg:height="1cm" svg:x="5cm" svg:y="4.75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25cm" svg:height="0.75cm" svg:x="4.5cm" svg:y="3.5cm">
          <draw:text-box>
            <text:p text:style-name="P13">Strategy 1</text:p>
          </draw:text-box>
        </draw:frame>
        <draw:custom-shape draw:style-name="gr18" draw:text-style-name="P11" draw:layer="layout" svg:width="4.25cm" svg:height="4cm" svg:x="4.5cm" svg:y="7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.25cm" svg:height="1cm" svg:x="5cm" svg:y="10.25cm">
          <text:p text:style-name="P15"><text:span text:style-name="T2">Trading Algo </text:span><text:span text:style-name="T1">β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25cm" svg:height="1cm" svg:x="5cm" svg:y="9.25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25cm" svg:height="0.75cm" svg:x="4.5cm" svg:y="8cm">
          <draw:text-box>
            <text:p text:style-name="P13">Strategy 2</text:p>
          </draw:text-box>
        </draw:frame>
        <draw:custom-shape draw:style-name="gr18" draw:text-style-name="P11" draw:layer="layout" svg:width="4.25cm" svg:height="4cm" svg:x="4.5cm" svg:y="13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25cm" svg:height="1cm" svg:x="5cm" svg:y="15.75cm">
          <text:p text:style-name="P1"><text:span text:style-name="T1">Trading Algo α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25cm" svg:height="1cm" svg:x="5cm" svg:y="14.75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25cm" svg:height="0.75cm" svg:x="4.5cm" svg:y="13.5cm">
          <draw:text-box>
            <text:p text:style-name="P13">Strategy N</text:p>
          </draw:text-box>
        </draw:frame>
        <draw:frame draw:style-name="gr26" draw:text-style-name="P8" draw:layer="layout" svg:width="0.75cm" svg:height="1.827cm" svg:x="6.25cm" svg:y="11.75cm">
          <draw:text-box>
            <text:p text:style-name="P7">.</text:p>
            <text:p text:style-name="P7">.</text:p>
            <text:p text:style-name="P7">.</text:p>
            <text:p text:style-name="P7"/>
          </draw:text-box>
        </draw:frame>
        <draw:line draw:style-name="gr8" draw:text-style-name="P9" draw:layer="layout" svg:x1="8.75cm" svg:y1="5.25cm" svg:x2="12.25cm" svg:y2="5.25cm">
          <text:p/>
        </draw:line>
        <draw:line draw:style-name="gr8" draw:text-style-name="P9" draw:layer="layout" svg:x1="8.75cm" svg:y1="9.75cm" svg:x2="12.25cm" svg:y2="9.75cm">
          <text:p/>
        </draw:line>
        <draw:line draw:style-name="gr8" draw:text-style-name="P9" draw:layer="layout" svg:x1="8.75cm" svg:y1="15.75cm" svg:x2="12.25cm" svg:y2="15.75cm">
          <text:p/>
        </draw:line>
        <draw:line draw:style-name="gr8" draw:text-style-name="P9" draw:layer="layout" svg:x1="8.75cm" svg:y1="10.5cm" svg:x2="12.25cm" svg:y2="14.5cm">
          <text:p/>
        </draw:line>
        <draw:frame draw:style-name="gr28" draw:text-style-name="P8" draw:layer="layout" svg:width="3.5cm" svg:height="1.433cm" svg:x="17cm" svg:y="3.75cm">
          <draw:text-box>
            <text:p text:style-name="P13">Market events, requests &amp; responses</text:p>
          </draw:text-box>
        </draw:frame>
        <draw:frame draw:style-name="gr28" draw:text-style-name="P8" draw:layer="layout" svg:width="3.5cm" svg:height="1.433cm" svg:x="8.75cm" svg:y="3.817cm">
          <draw:text-box>
            <text:p text:style-name="P13">Market info, requests &amp; respon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2T13:12:04.395000000</meta:creation-date>
    <dc:date>2023-04-02T15:47:41.823000000</dc:date>
    <meta:editing-duration>PT2H34M53S</meta:editing-duration>
    <meta:editing-cycles>5</meta:editing-cycles>
    <meta:generator>LibreOffice/7.4.2.3$Windows_X86_64 LibreOffice_project/382eef1f22670f7f4118c8c2dd222ec7ad009daf</meta:generator>
    <meta:document-statistic meta:object-count="68"/>
  </office:meta>
</office:document-meta>
</file>